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quí tienes este tercer bloque, enfocado en <text:span text:style-name="T1">Reported Speech</text:span> (estilo indirecto) y <text:span text:style-name="T1">Relative Clauses</text:span> (cláusulas relativas), organizado con sus respuestas correctas.</text:p>
      <text:p text:style-name="Horizontal_20_Line"/>
      <text:h text:style-name="Heading_20_2" text:outline-level="2">Cuestionario: Reported Speech &amp; Relative Clauses</text:h>
      <text:p text:style-name="P1">1. What is the reported form of "I will visit my grandparents next week"?</text:p>
      <text:list text:style-name="L1">
        <text:list-item>
          <text:p text:style-name="P2"><text:span text:style-name="T1">a) He said that he would visit his grandparents the following week.</text:span> (Correcta)</text:p>
        </text:list-item>
        <text:list-item>
          <text:p text:style-name="P2">b) He said that he will visit his grandparents next week.</text:p>
        </text:list-item>
        <text:list-item>
          <text:p text:style-name="P2">c) He said that he would visit his grandparents next week.</text:p>
        </text:list-item>
        <text:list-item>
          <text:p text:style-name="P2">d) He said that he would visit my grandparents next the following week.</text:p>
        </text:list-item>
      </text:list>
      <text:p text:style-name="P1">2. Which option correctly changes "I am going to the party" into reported speech?</text:p>
      <text:list text:style-name="L2">
        <text:list-item>
          <text:p text:style-name="P3">a) He said that he goes to the party.</text:p>
        </text:list-item>
        <text:list-item>
          <text:p text:style-name="P3">b) He said that he is going to the party.</text:p>
        </text:list-item>
        <text:list-item>
          <text:p text:style-name="P3"><text:span text:style-name="T1">c) He said that he was going to the party.</text:span> (Correcta)</text:p>
        </text:list-item>
        <text:list-item>
          <text:p text:style-name="P3">d) He said that he went to the party.</text:p>
        </text:list-item>
      </text:list>
      <text:p text:style-name="P1">3. What is the purpose of reported speech?</text:p>
      <text:list text:style-name="L3">
        <text:list-item>
          <text:p text:style-name="P4">a) To report the weather.</text:p>
        </text:list-item>
        <text:list-item>
          <text:p text:style-name="P4">b) To quote what someone said.</text:p>
        </text:list-item>
        <text:list-item>
          <text:p text:style-name="P4">c) To tell a story about what someone said.</text:p>
        </text:list-item>
        <text:list-item>
          <text:p text:style-name="P4"><text:span text:style-name="T1">d) To retell what someone else said.</text:span> (Correcta)</text:p>
        </text:list-item>
      </text:list>
      <text:p text:style-name="P1">4. What is the reported speech of "I have finished my homework"?</text:p>
      <text:list text:style-name="L4">
        <text:list-item>
          <text:p text:style-name="P5">a) He said that he is finished his homework.</text:p>
        </text:list-item>
        <text:list-item>
          <text:p text:style-name="P5">b) He said that he finishes his homework.</text:p>
        </text:list-item>
        <text:list-item>
          <text:p text:style-name="P5"><text:span text:style-name="T1">c) He said that he had finished his homework.</text:span> (Correcta)</text:p>
        </text:list-item>
        <text:list-item>
          <text:p text:style-name="P5">d) He said that he finish his homework.</text:p>
        </text:list-item>
      </text:list>
      <text:p text:style-name="P1">5. When do we use a relative clause?</text:p>
      <text:list text:style-name="L5">
        <text:list-item>
          <text:p text:style-name="P6">a) To give orders.</text:p>
        </text:list-item>
        <text:list-item>
          <text:p text:style-name="P6"><text:span text:style-name="T1">b) To provide additional information about a noun.</text:span> (Correcta)</text:p>
        </text:list-item>
        <text:list-item>
          <text:p text:style-name="P6">c) To ask questions.</text:p>
        </text:list-item>
        <text:list-item>
          <text:p text:style-name="P6">d) To express wishes.</text:p>
        </text:list-item>
      </text:list>
      <text:p text:style-name="Text_20_body"><text:span text:style-name="T1">6. Which sentence correctly uses a relative pronoun?</text:span></text:p>
      <text:list text:style-name="L6">
        <text:list-item>
          <text:p text:style-name="P7"><text:span text:style-name="T1">a) The girl that is reading a book is my sister.</text:span> (Correcta)</text:p>
        </text:list-item>
        <text:list-item>
          <text:p text:style-name="P7">b) He is the one what finished first in the race.</text:p>
        </text:list-item>
        <text:list-item>
          <text:p text:style-name="P7"><text:soft-page-break/>c) This is the house whom we lived in last year.</text:p>
        </text:list-item>
        <text:list-item>
          <text:p text:style-name="P7">d) The car who is parked outside is mine.</text:p>
        </text:list-item>
      </text:list>
      <text:p text:style-name="P1">7. What is the reporting counterpart of "what time is it"?</text:p>
      <text:list text:style-name="L7">
        <text:list-item>
          <text:p text:style-name="P8">a) she asked what time is it.</text:p>
        </text:list-item>
        <text:list-item>
          <text:p text:style-name="P8"><text:span text:style-name="T1">b) She asked what time it was.</text:span> (Correcta)</text:p>
        </text:list-item>
        <text:list-item>
          <text:p text:style-name="P8">c) She asked what time it was?</text:p>
        </text:list-item>
        <text:list-item>
          <text:p text:style-name="P8">d) she asked what time it is.</text:p>
        </text:list-item>
      </text:list>
      <text:p text:style-name="P1">8. What is the purpose of a relative pronoun?</text:p>
      <text:list text:style-name="L8">
        <text:list-item>
          <text:p text:style-name="P9"><text:span text:style-name="T1">a) To connect a dependent clause to its antecedent.</text:span> (Correcta)</text:p>
        </text:list-item>
        <text:list-item>
          <text:p text:style-name="P9">b) To express a command.</text:p>
        </text:list-item>
        <text:list-item>
          <text:p text:style-name="P9">c) To link a verb to a subject.</text:p>
        </text:list-item>
        <text:list-item>
          <text:p text:style-name="P9">d) To indicate possession.</text:p>
        </text:list-item>
      </text:list>
      <text:p text:style-name="P1">9. Which sentence contains a correct relative clause?</text:p>
      <text:list text:style-name="L9">
        <text:list-item>
          <text:p text:style-name="P10">a) She doesn’t know what is he doing.</text:p>
        </text:list-item>
        <text:list-item>
          <text:p text:style-name="P10">b) That book he read it last night.</text:p>
        </text:list-item>
        <text:list-item>
          <text:p text:style-name="P10">c) The woman bought some apples yesterday.</text:p>
        </text:list-item>
        <text:list-item>
          <text:p text:style-name="P10"><text:span text:style-name="T1">d) The man who is wearing a blue hat.</text:span> (Correcta)</text:p>
        </text:list-item>
      </text:list>
      <text:p text:style-name="P1">10. Which sentence uses reported speech correctly?</text:p>
      <text:list text:style-name="L10">
        <text:list-item>
          <text:p text:style-name="P11">a) She said: "He is studying for his exam."</text:p>
        </text:list-item>
        <text:list-item>
          <text:p text:style-name="P11"><text:span text:style-name="T1">b) I told him that he could leave early.</text:span> (Correcta)</text:p>
        </text:list-item>
        <text:list-item>
          <text:p text:style-name="P11">c) He said: "I will go to the party."</text:p>
        </text:list-item>
        <text:list-item>
          <text:p text:style-name="P11">d) They asked where was the nearest bus stop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09:42:07.196202400</meta:creation-date>
    <dc:date>2026-02-06T09:42:23.867111500</dc:date>
    <meta:editing-duration>PT16S</meta:editing-duration>
    <meta:editing-cycles>1</meta:editing-cycles>
    <meta:document-statistic meta:table-count="0" meta:image-count="0" meta:object-count="0" meta:page-count="2" meta:paragraph-count="52" meta:word-count="506" meta:character-count="2487" meta:non-whitespace-character-count="2073"/>
    <meta:generator>LibreOffice/25.8.4.2$Windows_X86_64 LibreOffice_project/290daaa01b999472f0c7a3890eb6a550fd74c6df</meta:generator>
  </office:meta>
</office:document-meta>
</file>